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0.626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1d41a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bf00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  <style:text-properties style:use-window-font-color="true"/>
    </style:style>
    <style:style style:name="ce6" style:family="table-cell" style:parent-style-name="Default">
      <style:table-cell-properties fo:background-color="#ffa6a6"/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 style:data-style-name="N99">
      <style:table-cell-properties fo:background-color="#81d41a" style:text-align-source="fix" style:repeat-content="false"/>
      <style:paragraph-properties fo:text-align="end" fo:margin-left="0cm"/>
    </style:style>
    <style:style style:name="ce11" style:family="table-cell" style:parent-style-name="Default" style:data-style-name="N99">
      <style:table-cell-properties fo:background-color="#ffbf00" style:text-align-source="fix" style:repeat-content="false"/>
      <style:paragraph-properties fo:text-align="end" fo:margin-left="0cm"/>
    </style:style>
    <style:style style:name="ce12" style:family="table-cell" style:parent-style-name="Default" style:data-style-name="N99">
      <style:table-cell-properties fo:background-color="#ffff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99">
      <style:table-cell-properties fo:background-color="#ffaa95" style:text-align-source="fix" style:repeat-content="false"/>
      <style:paragraph-properties fo:text-align="end" fo:margin-left="0cm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81d41a"/>
      <style:text-properties style:use-window-font-color="true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aa95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 table:style-name="ce1"/>
          <table:table-cell table:style-name="ce2" office:value-type="string" calcext:value-type="string">
            <text:p>6511234977353 Start : pool-1-thread-1</text:p>
          </table:table-cell>
          <table:table-cell table:style-name="ce8"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9"/>
          <table:table-cell table:style-name="ce15" office:value-type="float" office:value="6511234977353" calcext:value-type="float">
            <text:p>6511234977353</text:p>
          </table:table-cell>
          <table:table-cell table:style-name="ce9"/>
          <table:table-cell table:style-name="ce9" office:value-type="string" calcext:value-type="string">
            <text:p>T1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6511235904736 Start : pool-1-thread-2</text:p>
          </table:table-cell>
          <table:table-cell table:style-name="ce4"/>
          <table:table-cell table:style-name="ce10" table:formula="of:=IF([.E3]&gt;=[.E2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/>
          <table:table-cell table:style-name="ce9" office:value-type="string" calcext:value-type="string">
            <text:p>T1</text:p>
          </table:table-cell>
          <table:table-cell/>
          <table:table-cell table:style-name="ce10" table:formula="of:=IF([.J3]&gt;=[.J2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 table:formula="of:=[.J3]-[.J2]" office:value-type="float" office:value="31777184" calcext:value-type="float">
            <text:p>31777184</text:p>
          </table:table-cell>
          <table:table-cell table:style-name="ce9" office:value-type="string" calcext:value-type="string">
            <text:p>T1</text:p>
          </table:table-cell>
          <table:table-cell/>
          <table:table-cell table:style-name="ce11" table:formula="of:=IF([.O3]&gt;=[.O2];&quot;si&quot;)" office:value-type="string" office:string-value="si" calcext:value-type="string">
            <text:p>si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T3]&gt;=[.T2];&quot;si&quot;)" office:value-type="string" office:string-value="si" calcext:value-type="string">
            <text:p>si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Hello World Richart with pool-1-thread-1</text:p>
          </table:table-cell>
          <table:table-cell table:style-name="ce4"/>
          <table:table-cell table:style-name="ce11" table:formula="of:=IF([.E4]&gt;=[.E3];&quot;si&quot;)" office:value-type="boolean" office:boolean-value="false" calcext:value-type="boolean">
            <text:p>FALSO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J4]&gt;=[.J3];&quot;si&quot;)" office:value-type="boolean" office:boolean-value="false" calcext:value-type="boolean">
            <text:p>FALSO</text:p>
          </table:table-cell>
          <table:table-cell table:style-name="ce3" office:value-type="float" office:value="6511235904736" calcext:value-type="float">
            <text:p>6511235904736</text:p>
          </table:table-cell>
          <table:table-cell table:style-name="ce16" table:formula="of:=[.J4]-[.J3]" office:value-type="float" office:value="-30849801" calcext:value-type="float">
            <text:p>-30849801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0" table:formula="of:=IF([.O4]&gt;=[.O3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 table:formula="of:=[.O4]-[.O2]" office:value-type="float" office:value="31777184" calcext:value-type="float">
            <text:p>31777184</text:p>
          </table:table-cell>
          <table:table-cell table:style-name="ce9" office:value-type="string" calcext:value-type="string">
            <text:p>T1</text:p>
          </table:table-cell>
          <table:table-cell/>
          <table:table-cell table:style-name="ce10" table:formula="of:=IF([.T4]&gt;=[.T3];&quot;si&quot;)" office:value-type="string" office:string-value="si" calcext:value-type="string">
            <text:p>si</text:p>
          </table:table-cell>
          <table:table-cell table:style-name="ce15" office:value-type="float" office:value="6511266754537" calcext:value-type="float">
            <text:p>6511266754537</text:p>
          </table:table-cell>
          <table:table-cell table:style-name="ce9" table:formula="of:=ROUND([.P4]/[.$P$11];2)" office:value-type="float" office:value="531.72" calcext:value-type="float">
            <text:p>531.72</text:p>
          </table:table-cell>
          <table:table-cell table:style-name="ce9" office:value-type="string" calcext:value-type="string">
            <text:p>T1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Hello World Juan with pool-1-thread-2</text:p>
          </table:table-cell>
          <table:table-cell table:style-name="ce4"/>
          <table:table-cell table:style-name="ce11" table:formula="of:=IF([.E5]&gt;=[.E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/>
          <table:table-cell table:style-name="ce16" office:value-type="string" calcext:value-type="string">
            <text:p>T2</text:p>
          </table:table-cell>
          <table:table-cell/>
          <table:table-cell table:style-name="ce11" table:formula="of:=IF([.J5]&gt;=[.J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 table:formula="of:=[.J5]-[.J4]" office:value-type="float" office:value="30898858" calcext:value-type="float">
            <text:p>30898858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1" table:formula="of:=IF([.O5]&gt;=[.O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 table:formula="of:=[.O5]-[.O3]" office:value-type="float" office:value="30898858" calcext:value-type="float">
            <text:p>30898858</text:p>
          </table:table-cell>
          <table:table-cell table:style-name="ce16" office:value-type="string" calcext:value-type="string">
            <text:p>T2</text:p>
          </table:table-cell>
          <table:table-cell/>
          <table:table-cell table:style-name="ce11" table:formula="of:=IF([.T5]&gt;=[.T4];&quot;si&quot;)" office:value-type="string" office:string-value="si" calcext:value-type="string">
            <text:p>si</text:p>
          </table:table-cell>
          <table:table-cell table:style-name="ce16" office:value-type="float" office:value="6511266803594" calcext:value-type="float">
            <text:p>6511266803594</text:p>
          </table:table-cell>
          <table:table-cell table:style-name="ce16" table:formula="of:=ROUND([.P5]/[.$P$11];2)" office:value-type="float" office:value="517.02" calcext:value-type="float">
            <text:p>517.02</text:p>
          </table:table-cell>
          <table:table-cell table:style-name="ce16" office:value-type="string" calcext:value-type="string">
            <text:p>T2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6511266754537 Finish : pool-1-thread-1</text:p>
          </table:table-cell>
          <table:table-cell table:style-name="ce8"/>
          <table:table-cell table:style-name="ce12" table:formula="of:=IF([.E6]&gt;=[.E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J6]&gt;=[.J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 table:formula="of:=[.J6]-[.J5]" office:value-type="float" office:value="233286" calcext:value-type="float">
            <text:p>233286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O6]&gt;=[.O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T6]&gt;=[.T5];&quot;si&quot;)" office:value-type="string" office:string-value="si" calcext:value-type="string">
            <text:p>si</text:p>
          </table:table-cell>
          <table:table-cell table:style-name="ce17" office:value-type="float" office:value="6511267036880" calcext:value-type="float">
            <text:p>6511267036880</text:p>
          </table:table-cell>
          <table:table-cell table:style-name="ce17"/>
          <table:table-cell table:style-name="ce17" office:value-type="string" calcext:value-type="string">
            <text:p>T1’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6511266803594 Finish : pool-1-thread-2</text:p>
          </table:table-cell>
          <table:table-cell table:style-name="ce4"/>
          <table:table-cell table:style-name="ce12" table:formula="of:=IF([.E7]&gt;=[.E6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/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J7]&gt;=[.J6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 table:formula="of:=[.J7]-[.J6]" office:value-type="float" office:value="59763" calcext:value-type="float">
            <text:p>59763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3" table:formula="of:=IF([.O7]&gt;=[.O6];&quot;si&quot;)" office:value-type="string" office:string-value="si" calcext:value-type="string">
            <text:p>si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9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T7]&gt;=[.T6];&quot;si&quot;)" office:value-type="string" office:string-value="si" calcext:value-type="string">
            <text:p>si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8"/>
          <table:table-cell table:style-name="ce18" office:value-type="string" calcext:value-type="string">
            <text:p>T2’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6511267036880 Start : pool-1-thread-1</text:p>
          </table:table-cell>
          <table:table-cell table:style-name="ce4"/>
          <table:table-cell table:style-name="ce13" table:formula="of:=IF([.E8]&gt;=[.E7];&quot;si&quot;)" office:value-type="boolean" office:boolean-value="false" calcext:value-type="boolean">
            <text:p>FALSO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8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J8]&gt;=[.J7];&quot;si&quot;)" office:value-type="boolean" office:boolean-value="false" calcext:value-type="boolean">
            <text:p>FALSO</text:p>
          </table:table-cell>
          <table:table-cell table:style-name="ce18" office:value-type="float" office:value="6511267042214" calcext:value-type="float">
            <text:p>6511267042214</text:p>
          </table:table-cell>
          <table:table-cell table:style-name="ce19" table:formula="of:=[.J8]-[.J7]" office:value-type="float" office:value="-54429" calcext:value-type="float">
            <text:p>-5442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2" table:formula="of:=IF([.O8]&gt;=[.O7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 table:formula="of:=[.O8]-[.O6]" office:value-type="float" office:value="59763" calcext:value-type="float">
            <text:p>59763</text:p>
          </table:table-cell>
          <table:table-cell table:style-name="ce17" office:value-type="string" calcext:value-type="string">
            <text:p>T1’</text:p>
          </table:table-cell>
          <table:table-cell/>
          <table:table-cell table:style-name="ce12" table:formula="of:=IF([.T8]&gt;=[.T7];&quot;si&quot;)" office:value-type="string" office:string-value="si" calcext:value-type="string">
            <text:p>si</text:p>
          </table:table-cell>
          <table:table-cell table:style-name="ce17" office:value-type="float" office:value="6511267096643" calcext:value-type="float">
            <text:p>6511267096643</text:p>
          </table:table-cell>
          <table:table-cell table:style-name="ce17" table:formula="of:=ROUND([.P8]/[.$P$11];2)" office:value-type="float" office:value="1" calcext:value-type="float">
            <text:p>1</text:p>
          </table:table-cell>
          <table:table-cell table:style-name="ce17" office:value-type="string" calcext:value-type="string">
            <text:p>T1’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Hello World María with pool-1-thread-1</text:p>
          </table:table-cell>
          <table:table-cell table:style-name="ce4"/>
          <table:table-cell table:style-name="ce13" table:formula="of:=IF([.E9]&gt;=[.E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8"/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J9]&gt;=[.J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9" table:formula="of:=[.J9]-[.J8]" office:value-type="float" office:value="110319" calcext:value-type="float">
            <text:p>11031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O9]&gt;=[.O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9" table:formula="of:=[.O9]-[.O7]" office:value-type="float" office:value="110319" calcext:value-type="float">
            <text:p>110319</text:p>
          </table:table-cell>
          <table:table-cell table:style-name="ce18" office:value-type="string" calcext:value-type="string">
            <text:p>T2’</text:p>
          </table:table-cell>
          <table:table-cell/>
          <table:table-cell table:style-name="ce13" table:formula="of:=IF([.T9]&gt;=[.T8];&quot;si&quot;)" office:value-type="string" office:string-value="si" calcext:value-type="string">
            <text:p>si</text:p>
          </table:table-cell>
          <table:table-cell table:style-name="ce18" office:value-type="float" office:value="6511267152533" calcext:value-type="float">
            <text:p>6511267152533</text:p>
          </table:table-cell>
          <table:table-cell table:style-name="ce18" table:formula="of:=ROUND([.P9]/[.$P$11];2)" office:value-type="float" office:value="1.85" calcext:value-type="float">
            <text:p>1.85</text:p>
          </table:table-cell>
          <table:table-cell table:style-name="ce18" office:value-type="string" calcext:value-type="string">
            <text:p>T2’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6511267042214 Start : pool-1-thread-2</text:p>
          </table:table-cell>
          <table:table-cell table:style-name="ce4"/>
          <table:table-cell table:style-name="ce14"/>
          <table:table-cell table:number-columns-repeated="18"/>
        </table:table-row>
        <table:table-row table:style-name="ro1">
          <table:table-cell table:style-name="ce1"/>
          <table:table-cell table:style-name="ce4" office:value-type="string" calcext:value-type="string">
            <text:p>Hello World Carlos with pool-1-thread-2</text:p>
          </table:table-cell>
          <table:table-cell table:style-name="ce4"/>
          <table:table-cell table:style-name="ce14"/>
          <table:table-cell table:number-columns-repeated="11"/>
          <table:table-cell table:style-name="ce20" table:formula="of:=MIN([.P3:.P9])" office:value-type="float" office:value="59763" calcext:value-type="float">
            <text:p>59763</text:p>
          </table:table-cell>
          <table:table-cell table:number-columns-repeated="4"/>
          <table:table-cell table:style-name="ce20" table:formula="of:=MIN([.U3:.U9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 table:style-name="ce6" office:value-type="string" calcext:value-type="string">
            <text:p>6511267152533 Finish : pool-1-thread-2</text:p>
          </table:table-cell>
          <table:table-cell table:style-name="ce4"/>
          <table:table-cell table:style-name="ce14"/>
          <table:table-cell table:number-columns-repeated="18"/>
        </table:table-row>
        <table:table-row table:style-name="ro1">
          <table:table-cell table:style-name="ce1"/>
          <table:table-cell table:style-name="ce5" office:value-type="string" calcext:value-type="string">
            <text:p>6511267096643 Finish : pool-1-thread-1</text:p>
          </table:table-cell>
          <table:table-cell table:style-name="ce4"/>
          <table:table-cell table:style-name="ce14"/>
          <table:table-cell table:number-columns-repeated="18"/>
        </table:table-row>
        <table:table-row table:style-name="ro1" table:number-rows-repeated="1048562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6:22:52.644062735</meta:creation-date>
    <dc:date>2022-11-28T08:35:32.883510627</dc:date>
    <meta:editing-duration>PT25M37S</meta:editing-duration>
    <meta:editing-cycles>11</meta:editing-cycles>
    <meta:generator>LibreOffice/7.0.4.2$Linux_X86_64 LibreOffice_project/00$Build-2</meta:generator>
    <meta:document-statistic meta:table-count="1" meta:cell-count="121" meta:object-count="0"/>
  </office:meta>
</office:document-meta>
</file>